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0fccf" officeooo:paragraph-rsid="0000fccf"/>
    </style:style>
    <style:style style:name="P2" style:family="paragraph" style:parent-style-name="Table_20_Contents">
      <style:text-properties style:font-name="Liberation Sans" fo:font-size="32pt" officeooo:rsid="0000fccf" officeooo:paragraph-rsid="0000fccf" style:font-size-asian="32pt" style:font-size-complex="32pt"/>
    </style:style>
    <style:style style:name="P3" style:family="paragraph" style:parent-style-name="Table_20_Contents">
      <style:text-properties style:font-name="Liberation Sans" fo:font-size="32pt" style:font-size-asian="32pt" style:font-size-complex="32pt"/>
    </style:style>
    <style:style style:name="P4" style:family="paragraph" style:parent-style-name="Standard">
      <style:text-properties fo:font-size="24pt" officeooo:rsid="0000fccf" officeooo:paragraph-rsid="0000fccf" style:font-size-asian="24pt" style:font-size-complex="24pt"/>
    </style:style>
    <style:style style:name="P5" style:family="paragraph" style:parent-style-name="Standard" style:list-style-name="L1">
      <style:text-properties fo:font-size="24pt" officeooo:rsid="0000fccf" officeooo:paragraph-rsid="0000fccf" style:font-size-asian="24pt" style:font-size-complex="2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s Cactus <text:s/>(E)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Blues </text:p>
          </table:table-cell>
          <table:table-cell table:style-name="Tableau1.A1" office:value-type="string">
            <text:p text:style-name="P2">E7</text:p>
          </table:table-cell>
          <table:table-cell table:style-name="Tableau1.A1" office:value-type="string">
            <text:p text:style-name="P3">%</text:p>
          </table:table-cell>
          <table:table-cell table:style-name="Tableau1.A1" office:value-type="string">
            <text:p text:style-name="P2">E7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>A7</text:p>
          </table:table-cell>
          <table:table-cell table:style-name="Tableau1.A2" office:value-type="string">
            <text:p text:style-name="P3">%</text:p>
          </table:table-cell>
          <table:table-cell table:style-name="Tableau1.A2" office:value-type="string">
            <text:p text:style-name="P2">E7</text:p>
          </table:table-cell>
          <table:table-cell table:style-name="Tableau1.E2" office:value-type="string">
            <text:p text:style-name="P3">%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2">B7</text:p>
          </table:table-cell>
          <table:table-cell table:style-name="Tableau1.A3" office:value-type="string">
            <text:p text:style-name="P2">A7</text:p>
          </table:table-cell>
          <table:table-cell table:style-name="Tableau1.A3" office:value-type="string">
            <text:p text:style-name="P2">E7</text:p>
          </table:table-cell>
          <table:table-cell table:style-name="Tableau1.E3" office:value-type="string">
            <text:p text:style-name="P2">B7</text:p>
          </table:table-cell>
        </table:table-row>
      </table:table>
      <text:p text:style-name="P1"/>
      <text:p text:style-name="P1"/>
      <text:p text:style-name="P1"/>
      <text:p text:style-name="P4">Structure</text:p>
      <text:list text:style-name="L1">
        <text:list-item>
          <text:p text:style-name="P5">3 couplets</text:p>
        </text:list-item>
        <text:list-item>
          <text:p text:style-name="P5">1 grille instrumentale</text:p>
        </text:list-item>
        <text:list-item>
          <text:p text:style-name="P5">2 couplets</text:p>
        </text:list-item>
        <text:list-item>
          <text:p text:style-name="P5">final 1 grille (fade out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08:27:35.274742104</meta:creation-date>
    <dc:date>2025-09-12T08:43:19.632022915</dc:date>
    <meta:editing-duration>PT6M12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19" meta:word-count="33" meta:character-count="121" meta:non-whitespace-character-count="109"/>
  </office:meta>
</office:document-meta>
</file>